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Calculated</text:p>
          </table:table-cell>
          <table:table-cell table:style-name="ce3" office:value-type="string" calcext:value-type="string">
            <text:p>Use</text:p>
          </table:table-cell>
          <table:table-cell/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S</text:p>
          </table:table-cell>
          <table:table-cell table:style-name="ce2" table:formula="of:=2*PI()*[.B5]/[.B4]" office:value-type="float" office:value="14.7262155637022" calcext:value-type="float">
            <text:p>1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ame Height</text:p>
          </table:table-cell>
          <table:table-cell table:style-name="ce2" table:formula="of:=[.B11]+[.B10]+[.B2]+[.E2]/2+[.B5]" office:value-type="float" office:value="143.863107781851" calcext:value-type="float">
            <text:p>143.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string" calcext:value-type="string">
            <text:p>Frame Depth</text:p>
          </table:table-cell>
          <table:table-cell table:formula="of:=2*[.B5]+[.B14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H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ame Width</text:p>
          </table:table-cell>
          <table:table-cell table:formula="of:=[.B3]+2*[.B16]+2*[.B19]+[.B18]+[.B6]"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heel Offset</text:p>
          </table:table-cell>
          <table:table-cell table:style-name="ce2" table:formula="of:=[.B2]/2+[.B11]+[.B10]+[.E2]/2" office:value-type="float" office:value="68.8631077818511" calcext:value-type="float">
            <text:p>68.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ame top to wheel cen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ar Gap</text:p>
          </table:table-cell>
          <table:table-cell table:style-name="ce2" table:formula="of:=[.F4]-(2*[.F6])" office:value-type="float" office:value="20" calcext:value-type="float">
            <text:p>20.0</text:p>
          </table:table-cell>
          <table:table-cell/>
          <table:table-cell office:value-type="string" calcext:value-type="string">
            <text:p>for motor cable</text:p>
          </table:table-cell>
        </table:table-row>
        <table:table-row table:style-name="ro1">
          <table:table-cell office:value-type="string" calcext:value-type="string">
            <text:p>U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</text:p>
          </table:table-cell>
          <table:table-cell table:formula="of:=[.B6]"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1:37:01.397502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21:20:53.360447784</meta:creation-date>
    <dc:date>2022-03-08T22:07:59.429246145</dc:date>
    <meta:editing-duration>PT32M57S</meta:editing-duration>
    <meta:editing-cycles>5</meta:editing-cycles>
    <meta:generator>LibreOffice/6.1.5.2$Linux_ARM_EABI LibreOffice_project/10$Build-2</meta:generator>
    <meta:document-statistic meta:table-count="1" meta:cell-count="56" meta:object-count="0"/>
  </office:meta>
</office:document-meta>
</file>